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6.87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95.13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 Version 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12, C13, C20, C100, C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35" calcext:value-type="currency">
            <text:p>0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 C21, C22, C26, C50, C51, C60, C61, C62, C63, C64, C65, C72, C110, C111, C112, C114, C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72" calcext:value-type="currency">
            <text:p>0,7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, 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µF 25V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7]*[.F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KEM X5R0805 1,0U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9]*[.F9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10]*[.F10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2]*[.F1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3]*[.F13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4]*[.F14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pF</text:p>
          </table:table-cell>
          <table:table-cell office:value-type="string" calcext:value-type="string">
            <text:p>NPO-G0805 4,7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5]*[.F15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0, C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6]*[.F16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13, D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7]*[.F17]" office:value-type="currency" office:currency="EUR" office:value="0.15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, D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A340T3G, Schottky 40V 3A</text:p>
          </table:table-cell>
          <table:table-cell office:value-type="string" calcext:value-type="string">
            <text:p>MBRA 340T3G ONS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8]*[.F18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40 according to reference manual, Schottky 40V, 1A</text:p>
            <text:p>SK14 should do it too</text:p>
          </table:table-cell>
          <table:table-cell office:value-type="string" calcext:value-type="string">
            <text:p>B 140 F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19]*[.F19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148-0805, Diode, 75V, 0.15A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0]*[.F20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21]*[.F21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31 BCX, 2.45V 0.5% regulator</text:p>
          </table:table-cell>
          <table:table-cell office:value-type="string" calcext:value-type="string">
            <text:p>TS 431 BCX 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22]*[.F22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24, D90, D91, D92, D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23]*[.F23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4]*[.F24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5]*[.F25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6]*[.F26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7]*[.F27]" office:value-type="currency" office:currency="EUR" office:value="0.375" calcext:value-type="currency">
            <text:p>0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D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SMA15, Zener Diode 15V</text:p>
          </table:table-cell>
          <table:table-cell office:value-type="string" calcext:value-type="string">
            <text:p>Z1SMA15 DIO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28]*[.F28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9]*[.F29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30]*[.F30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Jack</text:p>
          </table:table-cell>
          <table:table-cell office:value-type="string" calcext:value-type="string">
            <text:p>DC BU21 90</text:p>
          </table:table-cell>
          <table:table-cell/>
          <table:table-cell office:value-type="currency" office:currency="EUR" office:value="1.07" calcext:value-type="currency">
            <text:p>1,07 €</text:p>
          </table:table-cell>
          <table:table-cell table:formula="of:=[.B31]*[.F31]" office:value-type="currency" office:currency="EUR" office:value="1.07" calcext:value-type="currency">
            <text:p>1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4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4" table:formula="of:=[.B32]*[.F32]" office:value-type="currency" office:currency="EUR" office:value="0.32" calcext:value-type="currency" table:number-columns-spanned="1" table:number-rows-spanned="5">
            <text:p>0,3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pins, 2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4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4" table:formula="of:=[.B37]*[.F37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40]*[.F40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41]*[.F41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/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42]*[.F42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µH</text:p>
          </table:table-cell>
          <table:table-cell office:value-type="string" calcext:value-type="string">
            <text:p>L-242418FPS 22µ</text:p>
          </table:table-cell>
          <table:table-cell/>
          <table:table-cell office:value-type="currency" office:currency="EUR" office:value="0.29" calcext:value-type="currency">
            <text:p>0,29 €</text:p>
          </table:table-cell>
          <table:table-cell table:formula="of:=[.B43]*[.F43]" office:value-type="currency" office:currency="EUR" office:value="0.29" calcext:value-type="currency">
            <text:p>0,2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44]*[.F44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52, Q60, Q61, Q62, Q90, Q91, Q92, Q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45]*[.F45]" office:value-type="currency" office:currency="EUR" office:value="0.66" calcext:value-type="currency">
            <text:p>0,6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6]*[.F46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00, Q101, Q102, Q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 817, SMD, NPN, 0.5A</text:p>
          </table:table-cell>
          <table:table-cell office:value-type="string" calcext:value-type="string">
            <text:p>BC 817-25 SMD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47]*[.F47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8]*[.F48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, R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53, R66, R68, R70, R71, R121, R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1]*[.F51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, R63, R64, R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, R100, R101, R102, R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5]*[.F55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 R32, R105, R106, R107, R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8]*[.F5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9]*[.F59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0]*[.F60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1]*[.F61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2]*[.F62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, 0805</text:p>
          </table:table-cell>
          <table:table-cell office:value-type="string" calcext:value-type="string">
            <text:p>SMD-0805 56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3]*[.F6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4]*[.F6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51, R60, R61, R67, R69, R90, R91, R92, R93, R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5]*[.F65]" office:value-type="currency" office:currency="EUR" office:value="0.33" calcext:value-type="currency">
            <text:p>0,3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, 0805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6]*[.F6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67]*[.F67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8]*[.F68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9]*[.F69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70]*[.F70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301, Step down regulator</text:p>
          </table:table-cell>
          <table:table-cell office:value-type="string" calcext:value-type="string">
            <text:p>MCP 16301T-I/CHY</text:p>
          </table:table-cell>
          <table:table-cell/>
          <table:table-cell office:value-type="currency" office:currency="EUR" office:value="0.94" calcext:value-type="currency">
            <text:p>0,94 €</text:p>
          </table:table-cell>
          <table:table-cell table:formula="of:=[.B71]*[.F71]" office:value-type="currency" office:currency="EUR" office:value="0.94" calcext:value-type="currency">
            <text:p>0,9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72]*[.F72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73]*[.F73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74]*[.F74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75]*[.F75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76]*[.F76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comparator, 1x</text:p>
          </table:table-cell>
          <table:table-cell office:value-type="string" calcext:value-type="string">
            <text:p>MCP 65R41T-2402E</text:p>
          </table:table-cell>
          <table:table-cell/>
          <table:table-cell office:value-type="currency" office:currency="EUR" office:value="0.43" calcext:value-type="currency">
            <text:p>0,43 €</text:p>
          </table:table-cell>
          <table:table-cell table:formula="of:=[.B77]*[.F77]" office:value-type="currency" office:currency="EUR" office:value="0.43" calcext:value-type="currency">
            <text:p>0,4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0, U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6221F-E2, motor driver 7-15V, 1A</text:p>
          </table:table-cell>
          <table:table-cell/>
          <table:table-cell office:value-type="string" calcext:value-type="string">
            <text:p>699-6746</text:p>
          </table:table-cell>
          <table:table-cell office:value-type="currency" office:currency="EUR" office:value="3.11" calcext:value-type="currency">
            <text:p>3,11 €</text:p>
          </table:table-cell>
          <table:table-cell table:formula="of:=[.B78]*[.F78]" office:value-type="currency" office:currency="EUR" office:value="6.22" calcext:value-type="currency">
            <text:p>6,2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79]*[.F79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80]*[.F80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16,0000-HC49U-S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table:formula="of:=[.B81]*[.F81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82]*[.F82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83]*[.F83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84]*[.F84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86]*[.F86]" office:value-type="currency" office:currency="EUR" office:value="8.95" calcext:value-type="currency">
            <text:p>8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87]*[.F87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table:number-columns-repeated="2"/>
          <table:table-cell office:value-type="currency" office:currency="EUR" office:value="11.09" calcext:value-type="currency">
            <text:p>11,09 €</text:p>
          </table:table-cell>
          <table:table-cell table:formula="of:=[.B88]*[.F88]" office:value-type="currency" office:currency="EUR" office:value="11.09" calcext:value-type="currency">
            <text:p>11,09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90])" office:value-type="currency" office:currency="EUR" office:value="99.601" calcext:value-type="currency">
            <text:p>99,6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 style:data-style-name="N2" text:time-value="22:32:29.3950784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Marwedel</meta:initial-creator>
    <meta:creation-date>2021-07-13T16:28:22.251724729</meta:creation-date>
    <dc:date>2021-07-20T22:32:37.894528299</dc:date>
    <dc:creator>Malte Marwedel</dc:creator>
    <meta:editing-duration>PT10H29M18S</meta:editing-duration>
    <meta:editing-cycles>50</meta:editing-cycles>
    <meta:generator>LibreOffice/6.1.5.2$Linux_X86_64 LibreOffice_project/10$Build-2</meta:generator>
    <meta:document-statistic meta:table-count="1" meta:cell-count="496" meta:object-count="0"/>
  </office:meta>
</office:document-meta>
</file>